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ju</text:p>
          </table:table-cell>
          <table:table-cell office:value-type="string" calcext:value-type="string">
            <text:p><text:a xlink:href="mailto:raju@dq.com" xlink:type="simple">raju@dq.com</text:a></text:p>
          </table:table-cell>
          <table:table-cell office:value-type="float" office:value="123456" calcext:value-type="float">
            <text:p>12345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njan</text:p>
          </table:table-cell>
          <table:table-cell office:value-type="string" calcext:value-type="string">
            <text:p><text:a xlink:href="mailto:ranjan@dq.com" xlink:type="simple">ranjan@dq.com</text:a></text:p>
          </table:table-cell>
          <table:table-cell office:value-type="float" office:value="123455" calcext:value-type="float">
            <text:p>12345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<text:a xlink:href="mailto:abhi@dq.com" xlink:type="simple">abhi@dq.com</text:a></text:p>
          </table:table-cell>
          <table:table-cell office:value-type="float" office:value="123444" calcext:value-type="float">
            <text:p>12344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Malhotra</text:p>
          </table:table-cell>
          <table:table-cell office:value-type="string" calcext:value-type="string">
            <text:p><text:a xlink:href="mailto:maho@dq.com" xlink:type="simple">maho@dq.com</text:a></text:p>
          </table:table-cell>
          <table:table-cell office:value-type="float" office:value="123445" calcext:value-type="float">
            <text:p>12344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<text:a xlink:href="mailto:km@dq.com" xlink:type="simple">km@dq.com</text:a></text:p>
          </table:table-cell>
          <table:table-cell office:value-type="float" office:value="765678" calcext:value-type="float">
            <text:p>765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36:22.760113067</meta:creation-date>
    <dc:date>2024-03-10T15:41:33.792446549</dc:date>
    <meta:editing-duration>PT5M17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